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descriptionStatistique" style:family="table">
      <style:table-properties style:width="17cm" table:align="margins" style:may-break-between-rows="true" table:border-model="collapsing"/>
    </style:style>
    <style:style style:name="descriptionStatistique.A" style:family="table-column">
      <style:table-column-properties style:column-width="1.799cm" style:rel-column-width="6935*"/>
    </style:style>
    <style:style style:name="descriptionStatistique.B" style:family="table-column">
      <style:table-column-properties style:column-width="2.708cm" style:rel-column-width="10437*"/>
    </style:style>
    <style:style style:name="descriptionStatistique.C" style:family="table-column">
      <style:table-column-properties style:column-width="2.686cm" style:rel-column-width="10355*"/>
    </style:style>
    <style:style style:name="descriptionStatistique.E" style:family="table-column">
      <style:table-column-properties style:column-width="2.399cm" style:rel-column-width="9247*"/>
    </style:style>
    <style:style style:name="descriptionStatistique.F" style:family="table-column">
      <style:table-column-properties style:column-width="2.272cm" style:rel-column-width="8757*"/>
    </style:style>
    <style:style style:name="descriptionStatistique.G" style:family="table-column">
      <style:table-column-properties style:column-width="2.431cm" style:rel-column-width="9367*"/>
    </style:style>
    <style:style style:name="descriptionStatistique.1" style:family="table-row">
      <style:table-row-properties fo:keep-together="auto"/>
    </style:style>
    <style:style style:name="descriptionStatistique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descriptionStatistique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descriptionStatistique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descriptionStatistique.B2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descriptionStatistique.C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descriptionStatistique.A10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descriptionStatistique.B10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descriptionStatistique.C10" style:family="table-cell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0717e6" officeooo:paragraph-rsid="000717e6"/>
    </style:style>
    <style:style style:name="P2" style:family="paragraph" style:parent-style-name="Standard">
      <style:paragraph-properties fo:text-align="start" style:justify-single-word="false"/>
      <style:text-properties officeooo:rsid="000717e6" officeooo:paragraph-rsid="000717e6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5ace3" officeooo:paragraph-rsid="0005ace3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5ace3" officeooo:paragraph-rsid="0005ace3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85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851dd" officeooo:paragraph-rsid="00085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95dd4" officeooo:paragraph-rsid="00095d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a437" officeooo:paragraph-rsid="000aa4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officeooo:rsid="000717e6" officeooo:paragraph-rsid="000717e6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10d26c"/>
    </style:style>
    <style:style style:name="P12" style:family="paragraph" style:parent-style-name="Standard">
      <style:paragraph-properties fo:text-align="start" style:justify-single-word="false"/>
      <style:text-properties officeooo:paragraph-rsid="0010d26c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bold" officeooo:rsid="0011265b" officeooo:paragraph-rsid="0011265b" style:font-weight-asian="bold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bold" officeooo:rsid="0012cdb9" officeooo:paragraph-rsid="0012cdb9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2cdb9" officeooo:paragraph-rsid="0012cdb9" style:font-weight-asian="bold" style:font-weight-complex="bold"/>
    </style:style>
    <style:style style:name="P16" style:family="paragraph" style:parent-style-name="Standard" style:list-style-name="L2">
      <style:paragraph-properties fo:text-align="start" style:justify-single-word="false"/>
      <style:text-properties fo:font-weight="normal" officeooo:paragraph-rsid="0012cdb9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weight="normal" officeooo:rsid="0014c24d" officeooo:paragraph-rsid="0014c24d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3pt" officeooo:rsid="0005ace3" officeooo:paragraph-rsid="0005ace3" style:font-size-asian="13pt" style:font-size-complex="13pt"/>
    </style:style>
    <style:style style:name="P19" style:family="paragraph" style:parent-style-name="Standard">
      <style:paragraph-properties fo:text-align="center" style:justify-single-word="false"/>
      <style:text-properties fo:font-size="13pt" fo:font-weight="bold" officeooo:rsid="000717e6" officeooo:paragraph-rsid="000717e6" style:font-size-asian="13pt" style:font-weight-asian="bold" style:font-size-complex="13pt" style:font-weight-complex="bold"/>
    </style:style>
    <style:style style:name="P20" style:family="paragraph" style:parent-style-name="Text_20_body">
      <style:paragraph-properties fo:text-align="start" style:justify-single-word="false"/>
      <style:text-properties officeooo:rsid="000717e6" officeooo:paragraph-rsid="000717e6"/>
    </style:style>
    <style:style style:name="P21" style:family="paragraph" style:parent-style-name="Text_20_body">
      <style:paragraph-properties fo:text-align="center" style:justify-single-word="false"/>
      <style:text-properties fo:font-size="13pt" fo:font-weight="bold" officeooo:rsid="0018e26a" officeooo:paragraph-rsid="0018e26a" style:font-size-asian="13pt" style:font-weight-asian="bold" style:font-size-complex="13pt" style:font-weight-complex="bold"/>
    </style:style>
    <style:style style:name="T1" style:family="text">
      <style:text-properties officeooo:rsid="000851dd"/>
    </style:style>
    <style:style style:name="T2" style:family="text">
      <style:text-properties officeooo:rsid="00095dd4"/>
    </style:style>
    <style:style style:name="T3" style:family="text">
      <style:text-properties officeooo:rsid="000aa437"/>
    </style:style>
    <style:style style:name="T4" style:family="text">
      <style:text-properties style:font-name="Google Sans Text" officeooo:rsid="000717e6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d4f86" style:font-weight-asian="bold" style:font-weight-complex="bold"/>
    </style:style>
    <style:style style:name="T8" style:family="text">
      <style:text-properties fo:font-weight="bold" officeooo:rsid="0012cdb9" style:font-weight-asian="bold" style:font-weight-complex="bold"/>
    </style:style>
    <style:style style:name="T9" style:family="text">
      <style:text-properties fo:font-weight="bold" officeooo:rsid="000d4f86" style:font-weight-asian="normal" style:font-weight-complex="normal"/>
    </style:style>
    <style:style style:name="T10" style:family="text">
      <style:text-properties fo:font-weight="bold" officeooo:rsid="0018e26a"/>
    </style:style>
    <style:style style:name="T11" style:family="text">
      <style:text-properties style:font-name="Nimbus Roman" fo:font-weight="bold" officeooo:rsid="000d4f86"/>
    </style:style>
    <style:style style:name="T12" style:family="text">
      <style:text-properties style:font-name="Nimbus Roman" fo:font-weight="bold" officeooo:rsid="000717e6"/>
    </style:style>
    <style:style style:name="T13" style:family="text">
      <style:text-properties officeooo:rsid="000c73a1"/>
    </style:style>
    <style:style style:name="T14" style:family="text">
      <style:text-properties officeooo:rsid="000d4f86"/>
    </style:style>
    <style:style style:name="T15" style:family="text">
      <style:text-properties fo:font-weight="normal" officeooo:rsid="000d4f86" style:font-weight-asian="normal" style:font-weight-complex="normal"/>
    </style:style>
    <style:style style:name="T16" style:family="text">
      <style:text-properties fo:font-weight="normal" officeooo:rsid="000ef695" style:font-weight-asian="normal" style:font-weight-complex="normal"/>
    </style:style>
    <style:style style:name="T17" style:family="text">
      <style:text-properties fo:font-weight="normal" officeooo:rsid="000f82e8" style:font-weight-asian="normal" style:font-weight-complex="normal"/>
    </style:style>
    <style:style style:name="T18" style:family="text">
      <style:text-properties fo:font-weight="normal" officeooo:rsid="0011265b" style:font-weight-asian="normal" style:font-weight-complex="normal"/>
    </style:style>
    <style:style style:name="T19" style:family="text">
      <style:text-properties fo:font-weight="normal" officeooo:rsid="0018e26a" style:font-weight-asian="normal" style:font-weight-complex="normal"/>
    </style:style>
    <style:style style:name="T20" style:family="text">
      <style:text-properties officeooo:rsid="000717e6"/>
    </style:style>
    <style:style style:name="T21" style:family="text">
      <style:text-properties officeooo:rsid="0012cdb9"/>
    </style:style>
    <style:style style:name="T22" style:family="text">
      <style:text-properties officeooo:rsid="0014c24d"/>
    </style:style>
    <style:style style:name="T23" style:family="text">
      <style:text-properties officeooo:rsid="00168a24"/>
    </style:style>
    <style:style style:name="T24" style:family="text">
      <style:text-properties officeooo:rsid="0017a9a4"/>
    </style:style>
    <style:style style:name="T25" style:family="text">
      <style:text-properties officeooo:rsid="0017dd65"/>
    </style:style>
    <style:style style:name="T26" style:family="text">
      <style:text-properties officeooo:rsid="0018e26a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t Strasbourg-Entzheim</text:p>
      <text:p text:style-name="P4"/>
      <text:p text:style-name="P18"/>
      <text:p text:style-name="P19">Description statistique</text:p>
      <text:p text:style-name="P1"/>
      <text:p text:style-name="P2">les éléments auxquels nous nous intéresseront pour la description statistique sont : la moyenne, la médiane, le mode, le maximum, le minimum et l’écart type.</text:p>
      <text:p text:style-name="P2"/>
      <table:table table:name="descriptionStatistique" table:style-name="descriptionStatistique" table:template-name="Simple Grid Columns">
        <table:table-column table:style-name="descriptionStatistique.A"/>
        <table:table-column table:style-name="descriptionStatistique.B"/>
        <table:table-column table:style-name="descriptionStatistique.C"/>
        <table:table-column table:style-name="descriptionStatistique.B"/>
        <table:table-column table:style-name="descriptionStatistique.E"/>
        <table:table-column table:style-name="descriptionStatistique.F"/>
        <table:table-column table:style-name="descriptionStatistique.G"/>
        <table:table-row table:style-name="descriptionStatistique.1">
          <table:table-cell table:style-name="descriptionStatistique.A1" office:value-type="string">
            <text:p text:style-name="P5"/>
          </table:table-cell>
          <table:table-cell table:style-name="descriptionStatistique.B1" office:value-type="string">
            <text:p text:style-name="P7">moyenne</text:p>
          </table:table-cell>
          <table:table-cell table:style-name="descriptionStatistique.B1" office:value-type="string">
            <text:p text:style-name="P7">médiane</text:p>
          </table:table-cell>
          <table:table-cell table:style-name="descriptionStatistique.B1" office:value-type="string">
            <text:p text:style-name="P7">mode</text:p>
          </table:table-cell>
          <table:table-cell table:style-name="descriptionStatistique.B1" office:value-type="string">
            <text:p text:style-name="P7">maximum</text:p>
          </table:table-cell>
          <table:table-cell table:style-name="descriptionStatistique.B1" office:value-type="string">
            <text:p text:style-name="P7">minimum</text:p>
          </table:table-cell>
          <table:table-cell table:style-name="descriptionStatistique.A1" office:value-type="string">
            <text:p text:style-name="P5">é<text:span text:style-name="T1">cart type</text:span></text:p>
          </table:table-cell>
        </table:table-row>
        <table:table-row table:style-name="descriptionStatistique.1">
          <table:table-cell table:style-name="descriptionStatistique.A2" office:value-type="string">
            <text:p text:style-name="P7">tavg</text:p>
          </table:table-cell>
          <table:table-cell table:style-name="descriptionStatistique.B2" office:value-type="string">
            <text:p text:style-name="P6"><text:span text:style-name="T1">10,69 </text:span><text:span text:style-name="T2">C</text:span></text:p>
          </table:table-cell>
          <table:table-cell table:style-name="descriptionStatistique.C2" office:value-type="string">
            <text:p text:style-name="P8">10,9 C</text:p>
          </table:table-cell>
          <table:table-cell table:style-name="descriptionStatistique.B2" office:value-type="string">
            <text:p text:style-name="P8">14,6 C</text:p>
          </table:table-cell>
          <table:table-cell table:style-name="descriptionStatistique.C2" office:value-type="string">
            <text:p text:style-name="P8">29,6 C</text:p>
          </table:table-cell>
          <table:table-cell table:style-name="descriptionStatistique.B2" office:value-type="string">
            <text:p text:style-name="P8">-14,8 C</text:p>
          </table:table-cell>
          <table:table-cell table:style-name="descriptionStatistique.A2" office:value-type="string">
            <text:p text:style-name="P9">7,46 C</text:p>
          </table:table-cell>
        </table:table-row>
        <table:table-row>
          <table:table-cell table:style-name="descriptionStatistique.A2" office:value-type="string">
            <text:p text:style-name="P7">tmin</text:p>
          </table:table-cell>
          <table:table-cell table:style-name="descriptionStatistique.B2" office:value-type="string">
            <text:p text:style-name="P7">6,33 C</text:p>
          </table:table-cell>
          <table:table-cell table:style-name="descriptionStatistique.C2" office:value-type="string">
            <text:p text:style-name="P8">6,6 C</text:p>
          </table:table-cell>
          <table:table-cell table:style-name="descriptionStatistique.B2" office:value-type="string">
            <text:p text:style-name="P8">6,0 C</text:p>
          </table:table-cell>
          <table:table-cell table:style-name="descriptionStatistique.C2" office:value-type="string">
            <text:p text:style-name="P8">23,8 C</text:p>
          </table:table-cell>
          <table:table-cell table:style-name="descriptionStatistique.B2" office:value-type="string">
            <text:p text:style-name="P5">-<text:span text:style-name="T2">23,2 C</text:span></text:p>
          </table:table-cell>
          <table:table-cell table:style-name="descriptionStatistique.A2" office:value-type="string">
            <text:p text:style-name="P9">6,67 C</text:p>
          </table:table-cell>
        </table:table-row>
        <table:table-row>
          <table:table-cell table:style-name="descriptionStatistique.A2" office:value-type="string">
            <text:p text:style-name="P7">tmax</text:p>
          </table:table-cell>
          <table:table-cell table:style-name="descriptionStatistique.B2" office:value-type="string">
            <text:p text:style-name="P7">15,27 C</text:p>
          </table:table-cell>
          <table:table-cell table:style-name="descriptionStatistique.C2" office:value-type="string">
            <text:p text:style-name="P8">15,5 C</text:p>
          </table:table-cell>
          <table:table-cell table:style-name="descriptionStatistique.B2" office:value-type="string">
            <text:p text:style-name="P8">17,2 C</text:p>
          </table:table-cell>
          <table:table-cell table:style-name="descriptionStatistique.C2" office:value-type="string">
            <text:p text:style-name="P8">38,9 C</text:p>
          </table:table-cell>
          <table:table-cell table:style-name="descriptionStatistique.B2" office:value-type="string">
            <text:p text:style-name="P5">-<text:span text:style-name="T2">14,</text:span><text:span text:style-name="T3">4 C</text:span></text:p>
          </table:table-cell>
          <table:table-cell table:style-name="descriptionStatistique.A2" office:value-type="string">
            <text:p text:style-name="P9">8,88 C</text:p>
          </table:table-cell>
        </table:table-row>
        <table:table-row>
          <table:table-cell table:style-name="descriptionStatistique.A2" office:value-type="string">
            <text:p text:style-name="P7">prcp</text:p>
          </table:table-cell>
          <table:table-cell table:style-name="descriptionStatistique.B2" office:value-type="string">
            <text:p text:style-name="P7">1,71 mm</text:p>
          </table:table-cell>
          <table:table-cell table:style-name="descriptionStatistique.C2" office:value-type="string">
            <text:p text:style-name="P8">0,0 mm</text:p>
          </table:table-cell>
          <table:table-cell table:style-name="descriptionStatistique.B2" office:value-type="string">
            <text:p text:style-name="P8">0,0 mm</text:p>
          </table:table-cell>
          <table:table-cell table:style-name="descriptionStatistique.C2" office:value-type="string">
            <text:p text:style-name="P8">66,3 <text:span text:style-name="T3">mm</text:span></text:p>
          </table:table-cell>
          <table:table-cell table:style-name="descriptionStatistique.B2" office:value-type="string">
            <text:p text:style-name="P9">0,0 mm</text:p>
          </table:table-cell>
          <table:table-cell table:style-name="descriptionStatistique.A2" office:value-type="string">
            <text:p text:style-name="P9">3,95 mm</text:p>
          </table:table-cell>
        </table:table-row>
        <table:table-row>
          <table:table-cell table:style-name="descriptionStatistique.A2" office:value-type="string">
            <text:p text:style-name="P7">snow</text:p>
          </table:table-cell>
          <table:table-cell table:style-name="descriptionStatistique.B2" office:value-type="string">
            <text:p text:style-name="P7">2,04 mm</text:p>
          </table:table-cell>
          <table:table-cell table:style-name="descriptionStatistique.C2" office:value-type="string">
            <text:p text:style-name="P8">0,0 mm</text:p>
          </table:table-cell>
          <table:table-cell table:style-name="descriptionStatistique.B2" office:value-type="string">
            <text:p text:style-name="P8">0,0 mm</text:p>
          </table:table-cell>
          <table:table-cell table:style-name="descriptionStatistique.C2" office:value-type="string">
            <text:p text:style-name="P8">400,0 mm</text:p>
          </table:table-cell>
          <table:table-cell table:style-name="descriptionStatistique.B2" office:value-type="string">
            <text:p text:style-name="P9">0,0 mm</text:p>
          </table:table-cell>
          <table:table-cell table:style-name="descriptionStatistique.A2" office:value-type="string">
            <text:p text:style-name="P9">14,19 mm</text:p>
          </table:table-cell>
        </table:table-row>
        <table:table-row table:style-name="descriptionStatistique.1">
          <table:table-cell table:style-name="descriptionStatistique.A2" office:value-type="string">
            <text:p text:style-name="P7">wspd</text:p>
          </table:table-cell>
          <table:table-cell table:style-name="descriptionStatistique.B2" office:value-type="string">
            <text:p text:style-name="P8">10, 13 km/h</text:p>
          </table:table-cell>
          <table:table-cell table:style-name="descriptionStatistique.C2" office:value-type="string">
            <text:p text:style-name="P8">8,9 km/h</text:p>
          </table:table-cell>
          <table:table-cell table:style-name="descriptionStatistique.B2" office:value-type="string">
            <text:p text:style-name="P8">5,0 km/h</text:p>
          </table:table-cell>
          <table:table-cell table:style-name="descriptionStatistique.C2" office:value-type="string">
            <text:p text:style-name="P8">93,6 km/h</text:p>
          </table:table-cell>
          <table:table-cell table:style-name="descriptionStatistique.B2" office:value-type="string">
            <text:p text:style-name="P9">0,0 km/h</text:p>
          </table:table-cell>
          <table:table-cell table:style-name="descriptionStatistique.A2" office:value-type="string">
            <text:p text:style-name="P9">5,64 km/h</text:p>
          </table:table-cell>
        </table:table-row>
        <table:table-row>
          <table:table-cell table:style-name="descriptionStatistique.A2" office:value-type="string">
            <text:p text:style-name="P7">wpgt</text:p>
          </table:table-cell>
          <table:table-cell table:style-name="descriptionStatistique.B2" office:value-type="string">
            <text:p text:style-name="P8">30,40 km/h</text:p>
          </table:table-cell>
          <table:table-cell table:style-name="descriptionStatistique.C2" office:value-type="string">
            <text:p text:style-name="P8">28,1 km/h</text:p>
          </table:table-cell>
          <table:table-cell table:style-name="descriptionStatistique.B2" office:value-type="string">
            <text:p text:style-name="P8">24,1 km/h</text:p>
          </table:table-cell>
          <table:table-cell table:style-name="descriptionStatistique.C2" office:value-type="string">
            <text:p text:style-name="P8">143,6 km/h</text:p>
          </table:table-cell>
          <table:table-cell table:style-name="descriptionStatistique.B2" office:value-type="string">
            <text:p text:style-name="P9">1,8 km/h</text:p>
          </table:table-cell>
          <table:table-cell table:style-name="descriptionStatistique.A2" office:value-type="string">
            <text:p text:style-name="P9">14,03 km/h</text:p>
          </table:table-cell>
        </table:table-row>
        <table:table-row>
          <table:table-cell table:style-name="descriptionStatistique.A2" office:value-type="string">
            <text:p text:style-name="P7">pres</text:p>
          </table:table-cell>
          <table:table-cell table:style-name="descriptionStatistique.B2" office:value-type="string">
            <text:p text:style-name="P8">1017,27 hPa</text:p>
          </table:table-cell>
          <table:table-cell table:style-name="descriptionStatistique.C2" office:value-type="string">
            <text:p text:style-name="P8">1017,2 hPa</text:p>
          </table:table-cell>
          <table:table-cell table:style-name="descriptionStatistique.B2" office:value-type="string">
            <text:p text:style-name="P8">1017,8 hPa</text:p>
          </table:table-cell>
          <table:table-cell table:style-name="descriptionStatistique.C2" office:value-type="string">
            <text:p text:style-name="P8">1045,1 hPa</text:p>
          </table:table-cell>
          <table:table-cell table:style-name="descriptionStatistique.B2" office:value-type="string">
            <text:p text:style-name="P9">980,0 hPa</text:p>
          </table:table-cell>
          <table:table-cell table:style-name="descriptionStatistique.A2" office:value-type="string">
            <text:p text:style-name="P9">8,21 hPa</text:p>
          </table:table-cell>
        </table:table-row>
        <table:table-row table:style-name="descriptionStatistique.1">
          <table:table-cell table:style-name="descriptionStatistique.A10" office:value-type="string">
            <text:p text:style-name="P7">tsun</text:p>
          </table:table-cell>
          <table:table-cell table:style-name="descriptionStatistique.B10" office:value-type="string">
            <text:p text:style-name="P8">297,07 min</text:p>
          </table:table-cell>
          <table:table-cell table:style-name="descriptionStatistique.C10" office:value-type="string">
            <text:p text:style-name="P8">234,0 min</text:p>
          </table:table-cell>
          <table:table-cell table:style-name="descriptionStatistique.B10" office:value-type="string">
            <text:p text:style-name="P8">0,0 min</text:p>
          </table:table-cell>
          <table:table-cell table:style-name="descriptionStatistique.C10" office:value-type="string">
            <text:p text:style-name="P8">930,0 min</text:p>
          </table:table-cell>
          <table:table-cell table:style-name="descriptionStatistique.B10" office:value-type="string">
            <text:p text:style-name="P9">0,0 min</text:p>
          </table:table-cell>
          <table:table-cell table:style-name="descriptionStatistique.A10" office:value-type="string">
            <text:p text:style-name="P9">273,33 min</text:p>
          </table:table-cell>
        </table:table-row>
      </table:table>
      <text:p text:style-name="P2"/>
      <text:list text:style-name="L1">
        <text:list-item>
          <text:p text:style-name="P13">Températures : tavg, tmin, tmax</text:p>
          <text:p text:style-name="P13"/>
          <text:list>
            <text:list-item>
              <text:p text:style-name="P11"><text:span text:style-name="T20">Le</text:span><text:span text:style-name="T14">s</text:span><text:span text:style-name="T20"> signa</text:span><text:span text:style-name="T14">ux</text:span><text:span text:style-name="T20"> de température</text:span><text:span text:style-name="T14">s</text:span><text:span text:style-name="T20"> </text:span><text:span text:style-name="T14">son</text:span><text:span text:style-name="T20">t </text:span><text:span text:style-name="T14">des</text:span><text:span text:style-name="T20"> signa</text:span><text:span text:style-name="T14">ux</text:span><text:span text:style-name="T20"> </text:span><text:span text:style-name="T12">échantillonné</text:span><text:span text:style-name="T11">s</text:span><text:span text:style-name="T20"> (temps discret avec </text:span><text:span text:style-name="T14">Te</text:span><text:span text:style-name="T4"> = </text:span><text:span text:style-name="T14">1</text:span><text:span text:style-name="T20">jour, </text:span><text:span text:style-name="T14">d’</text:span><text:span text:style-name="T20">amplitude</text:span><text:span text:style-name="T14">s</text:span><text:span text:style-name="T20"> continue</text:span><text:span text:style-name="T14">s</text:span><text:span text:style-name="T13">), </text:span><text:span text:style-name="T7">permanents </text:span><text:span text:style-name="T15">(</text:span><text:span text:style-name="T16">énergies infinies, mais puissances finies: </text:span></text:p>
              <text:p text:style-name="P11"><text:span text:style-name="T16">1</text:span><text:span text:style-name="T17">69.96, 84.53, 312.14</text:span><text:span text:style-name="T15">).</text:span></text:p>
            </text:list-item>
            <text:list-item>
              <text:p text:style-name="P11"><text:span text:style-name="T15">Pour les trois signaux de température, on observe que la </text:span><text:span text:style-name="T7">moyenne</text:span><text:span text:style-name="T15"> est extrêmement proche de la </text:span><text:span text:style-name="T7">médiane</text:span><text:span text:style-name="T15"> ; </text:span><text:span text:style-name="T18">l</text:span><text:span text:style-name="T15">'écart minime entre la moyenne et la médiane démontre que les distributions de température à Strasbourg sont </text:span><text:span text:style-name="T9">symétriques</text:span><text:span text:style-name="T15">. </text:span><text:span text:style-name="T18">C</text:span><text:span text:style-name="T15">e qui signifie que les épisodes de froid extrême et de chaleur extrême se compensent globalement autour de la valeur centrale.</text:span></text:p>
            </text:list-item>
          </text:list>
        </text:list-item>
      </text:list>
      <text:p text:style-name="P12"><text:span text:style-name="T15"/></text:p>
      <text:list text:continue-numbering="true" text:style-name="L1">
        <text:list-item>
          <text:p text:style-name="P14"><text:span text:style-name="T14">L</text:span>a pression, la pluie, <text:span text:style-name="T22">le vent,</text:span> la neige et ensoleillement : pres, prcp, <text:span text:style-name="T22">wspd, wgpt,</text:span> snow, tsun</text:p>
        </text:list-item>
      </text:list>
      <text:p text:style-name="P15"><text:tab/></text:p>
      <text:list text:style-name="L2">
        <text:list-item>
          <text:list>
            <text:list-item>
              <text:p text:style-name="P16"><text:span text:style-name="T21">Pour la pluie et la neige, le </text:span><text:span text:style-name="T8">mode</text:span><text:span text:style-name="T21"> et la </text:span><text:span text:style-name="T8">médiane</text:span><text:span text:style-name="T21"> sont à 0. Cela signifie que le signal est "nul" la majeure partie du temps. Ce sont des signaux quasiment </text:span><text:span text:style-name="T8">impulsionnels</text:span><text:span text:style-name="T21">.</text:span></text:p>
            </text:list-item>
            <text:list-item>
              <text:p text:style-name="P17">L'<text:span text:style-name="T6">écart-type</text:span> est très faible par rapport à la moyenne <text:span text:style-name="T23">et les ordres de grandeurs des pressions au fil des jours</text:span>, ce qui montre que la pression est le signal le plus <text:span text:style-name="T6">stable</text:span> de la base de données.</text:p>
            </text:list-item>
            <text:list-item>
              <text:p text:style-name="P17">La <text:span text:style-name="T5">puissance moyenne</text:span> des rafales est beaucoup plus grande que celle du vent moyen, illustrant la nature <text:span text:style-name="T6">turbulente</text:span> et <text:span text:style-name="T6">imprévisible</text:span> de ce signal.</text:p>
            </text:list-item>
            <text:list-item>
              <text:p text:style-name="P17">L'<text:span text:style-name="T5">écart-type</text:span> est presque aussi grand que la <text:span text:style-name="T6">moyenne</text:span>, ce qui témoigne d'une très forte dispersion des durées d'ensoleillement d'un jour à l'autre ; <text:span text:style-name="T24">d’une saison à l’au</text:span>.</text:p>
            </text:list-item>
          </text:list>
        </text:list-item>
      </text:list>
      <text:p text:style-name="P2"/>
      <text:p text:style-name="P2"/>
      <text:p text:style-name="P20">La description statistique confirme que <text:span text:style-name="T25">nous avons affaires à</text:span> des <text:span text:style-name="T5">signaux permanents</text:span>, avec des comportements distincts (températures symétriques vs précipitations impulsionnelles). Toutefois, les indicateurs globaux (moyenne, écart-type) ne permettent pas de caractériser l’organisation temporelle des variations observées.</text:p>
      <text:p text:style-name="Text_20_body"><text:soft-page-break/>Pour prouver l'existence d'un cycle périodique déterministe, nous <text:span text:style-name="T26">avons besoin d’analyser</text:span> d<text:span text:style-name="T26">ans les</text:span> <text:span text:style-name="T5">domaine temporel </text:span><text:span text:style-name="T19">et</text:span><text:span text:style-name="T5"> fréquentiel</text:span> <text:span text:style-name="T26">les signaux, ce qui</text:span><text:span text:style-name="T10"> </text:span>permettra d'isoler précisément le pic spectral du cycle annuel et d’en mesurer la puissance.</text:p>
      <text:p text:style-name="Text_20_body"/>
      <text:p text:style-name="P21">Détection du cycle annuel</text:p>
      <text:p text:style-name="P2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style:style style:name="Simple_20_Grid_20_Columns.1" style:display-name="Simple Grid Column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2" style:display-name="Simple Grid Column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3" style:display-name="Simple Grid Column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4" style:display-name="Simple Grid Column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5" style:display-name="Simple Grid Columns.5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6" style:display-name="Simple Grid Columns.6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7" style:display-name="Simple Grid Column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8" style:display-name="Simple Grid Column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9" style:display-name="Simple Grid Columns.9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0" style:display-name="Simple Grid Columns.10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1" style:display-name="Simple Grid Column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2" style:display-name="Simple Grid Column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3" style:display-name="Simple Grid Columns.13" style:family="table-cell" style:data-style-name="N10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4" style:display-name="Simple Grid Columns.14" style:family="table-cell" style:data-style-name="N100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5" style:display-name="Simple Grid Column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6" style:display-name="Simple Grid Columns.16" style:family="table-cell" style:data-style-name="N1000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31T12:32:58.328280495</meta:creation-date>
    <dc:date>2026-01-08T19:41:32.756102327</dc:date>
    <meta:editing-duration>P4DT10M11S</meta:editing-duration>
    <meta:editing-cycles>3</meta:editing-cycles>
    <meta:generator>LibreOffice/24.2.7.2$Linux_X86_64 LibreOffice_project/420$Build-2</meta:generator>
    <meta:document-statistic meta:table-count="1" meta:image-count="0" meta:object-count="0" meta:page-count="2" meta:paragraph-count="86" meta:word-count="462" meta:character-count="2647" meta:non-whitespace-character-count="2275"/>
  </office:meta>
</office:document-meta>
</file>